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officeooo:paragraph-rsid="00161887"/>
    </style:style>
    <style:style style:name="P14" style:family="paragraph" style:parent-style-name="Standard" style:list-style-name="L1">
      <style:text-properties officeooo:paragraph-rsid="001dc081"/>
    </style:style>
    <style:style style:name="P15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6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20" style:family="paragraph" style:parent-style-name="Standard" style:list-style-name="L1">
      <style:text-properties fo:color="#000000" style:font-name="Liberation Serif" fo:font-size="12pt" officeooo:paragraph-rsid="00161887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3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4" style:family="paragraph" style:parent-style-name="Standard" style:list-style-name="L19">
      <style:text-properties fo:color="#000000" style:font-name="Liberation Serif" fo:font-size="12pt" officeooo:rsid="00004167" officeooo:paragraph-rsid="00064beb" style:font-size-asian="12pt" style:font-size-complex="12pt"/>
    </style:style>
    <style:style style:name="P25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6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2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6" style:family="paragraph" style:parent-style-name="Standard" style:list-style-name="L48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7" style:family="paragraph" style:parent-style-name="Standard" style:list-style-name="L49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39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0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1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42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3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4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5" style:family="paragraph" style:parent-style-name="Standard" style:list-style-name="L51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6" style:family="paragraph" style:parent-style-name="Standard" style:list-style-name="L52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7" style:family="paragraph" style:parent-style-name="Standard" style:list-style-name="L53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8" style:family="paragraph" style:parent-style-name="Standard" style:list-style-name="L54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9" style:family="paragraph" style:parent-style-name="Standard" style:list-style-name="L55">
      <style:text-properties fo:color="#000000" style:font-name="Liberation Serif" fo:font-size="12pt" officeooo:rsid="0000b056" officeooo:paragraph-rsid="001ede75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51" style:family="paragraph" style:parent-style-name="Standard" style:list-style-name="L67">
      <style:text-properties fo:color="#000000" style:font-name="Liberation Serif" fo:font-size="12pt" officeooo:rsid="0000f7aa" officeooo:paragraph-rsid="002a4211" style:font-size-asian="12pt" style:font-size-complex="12pt"/>
    </style:style>
    <style:style style:name="P52" style:family="paragraph" style:parent-style-name="Standard" style:list-style-name="L58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3" style:family="paragraph" style:parent-style-name="Standard" style:list-style-name="L60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5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6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7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8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9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0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1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2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3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4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5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6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70" style:family="paragraph" style:parent-style-name="Standard" style:list-style-name="L61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1" style:family="paragraph" style:parent-style-name="Standard" style:list-style-name="L62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2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73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75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76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77" style:family="paragraph" style:parent-style-name="Standard" style:list-style-name="L63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8" style:family="paragraph" style:parent-style-name="Standard" style:list-style-name="L64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9" style:family="paragraph" style:parent-style-name="Standard" style:list-style-name="L65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0" style:family="paragraph" style:parent-style-name="Standard" style:list-style-name="L66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1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82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83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124852" officeooo:paragraph-rsid="001dc081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6" style:family="paragraph" style:parent-style-name="Standard" style:list-style-name="L2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7" style:family="paragraph" style:parent-style-name="Standard" style:list-style-name="L2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8" style:family="paragraph" style:parent-style-name="Standard" style:list-style-name="L26">
      <style:text-properties fo:color="#000000" style:font-name="Liberation Serif" fo:font-size="12pt" officeooo:rsid="00124852" officeooo:paragraph-rsid="0024963e" style:font-size-asian="12pt" style:font-size-complex="12pt"/>
    </style:style>
    <style:style style:name="P89" style:family="paragraph" style:parent-style-name="Standard" style:list-style-name="L2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0" style:family="paragraph" style:parent-style-name="Standard" style:list-style-name="L27">
      <style:text-properties fo:color="#000000" style:font-name="Liberation Serif" fo:font-size="12pt" officeooo:rsid="00124852" officeooo:paragraph-rsid="0025baeb" style:font-size-asian="12pt" style:font-size-complex="12pt"/>
    </style:style>
    <style:style style:name="P91" style:family="paragraph" style:parent-style-name="Standard" style:list-style-name="L2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2" style:family="paragraph" style:parent-style-name="Standard" style:list-style-name="L2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3" style:family="paragraph" style:parent-style-name="Standard" style:list-style-name="L3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4" style:family="paragraph" style:parent-style-name="Standard" style:list-style-name="L3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5" style:family="paragraph" style:parent-style-name="Standard" style:list-style-name="L31">
      <style:text-properties fo:color="#000000" style:font-name="Liberation Serif" fo:font-size="12pt" officeooo:rsid="00124852" officeooo:paragraph-rsid="00287f65" style:font-size-asian="12pt" style:font-size-complex="12pt"/>
    </style:style>
    <style:style style:name="P96" style:family="paragraph" style:parent-style-name="Standard" style:list-style-name="L3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7" style:family="paragraph" style:parent-style-name="Standard" style:list-style-name="L32">
      <style:text-properties fo:color="#000000" style:font-name="Liberation Serif" fo:font-size="12pt" officeooo:rsid="00124852" officeooo:paragraph-rsid="002bf157" style:font-size-asian="12pt" style:font-size-complex="12pt"/>
    </style:style>
    <style:style style:name="P98" style:family="paragraph" style:parent-style-name="Standard" style:list-style-name="L33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9" style:family="paragraph" style:parent-style-name="Standard" style:list-style-name="L3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0" style:family="paragraph" style:parent-style-name="Standard" style:list-style-name="L34">
      <style:text-properties fo:color="#000000" style:font-name="Liberation Serif" fo:font-size="12pt" officeooo:rsid="00124852" officeooo:paragraph-rsid="002ef29e" style:font-size-asian="12pt" style:font-size-complex="12pt"/>
    </style:style>
    <style:style style:name="P101" style:family="paragraph" style:parent-style-name="Standard" style:list-style-name="L3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2" style:family="paragraph" style:parent-style-name="Standard" style:list-style-name="L3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3" style:family="paragraph" style:parent-style-name="Standard" style:list-style-name="L3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4" style:family="paragraph" style:parent-style-name="Standard" style:list-style-name="L37">
      <style:text-properties fo:color="#000000" style:font-name="Liberation Serif" fo:font-size="12pt" officeooo:rsid="00124852" officeooo:paragraph-rsid="0034f5e1" style:font-size-asian="12pt" style:font-size-complex="12pt"/>
    </style:style>
    <style:style style:name="P105" style:family="paragraph" style:parent-style-name="Standard" style:list-style-name="L3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6" style:family="paragraph" style:parent-style-name="Standard" style:list-style-name="L3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7" style:family="paragraph" style:parent-style-name="Standard" style:list-style-name="L4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8" style:family="paragraph" style:parent-style-name="Standard" style:list-style-name="L40">
      <style:text-properties fo:color="#000000" style:font-name="Liberation Serif" fo:font-size="12pt" officeooo:rsid="00124852" officeooo:paragraph-rsid="00371af2" style:font-size-asian="12pt" style:font-size-complex="12pt"/>
    </style:style>
    <style:style style:name="P109" style:family="paragraph" style:parent-style-name="Standard" style:list-style-name="L4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0" style:family="paragraph" style:parent-style-name="Standard" style:list-style-name="L41">
      <style:text-properties fo:color="#000000" style:font-name="Liberation Serif" fo:font-size="12pt" officeooo:rsid="00124852" officeooo:paragraph-rsid="00384aa2" style:font-size-asian="12pt" style:font-size-complex="12pt"/>
    </style:style>
    <style:style style:name="P111" style:family="paragraph" style:parent-style-name="Standard" style:list-style-name="L4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2" style:family="paragraph" style:parent-style-name="Standard" style:list-style-name="L42">
      <style:text-properties fo:color="#000000" style:font-name="Liberation Serif" fo:font-size="12pt" officeooo:rsid="00124852" officeooo:paragraph-rsid="00384aa2" style:font-size-asian="12pt" style:font-size-complex="12pt"/>
    </style:style>
    <style:style style:name="P113" style:family="paragraph" style:parent-style-name="Standard" style:list-style-name="L4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4" style:family="paragraph" style:parent-style-name="Standard" style:list-style-name="L44">
      <style:text-properties fo:color="#000000" style:font-name="Liberation Serif" fo:font-size="12pt" officeooo:rsid="00124852" officeooo:paragraph-rsid="003315ad" style:font-size-asian="12pt" style:font-size-complex="12pt"/>
    </style:style>
    <style:style style:name="P115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116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117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118" style:family="paragraph" style:parent-style-name="Standard" style:list-style-name="L1">
      <style:text-properties officeooo:rsid="0000b056" officeooo:paragraph-rsid="0000b056"/>
    </style:style>
    <style:style style:name="P119" style:family="paragraph" style:parent-style-name="Standard" style:list-style-name="L1">
      <style:text-properties officeooo:rsid="0000b056" officeooo:paragraph-rsid="0000f7aa"/>
    </style:style>
    <style:style style:name="P120" style:family="paragraph" style:parent-style-name="Standard" style:list-style-name="L1">
      <style:text-properties officeooo:rsid="0000b056" officeooo:paragraph-rsid="0001e009"/>
    </style:style>
    <style:style style:name="P121" style:family="paragraph" style:parent-style-name="Standard" style:list-style-name="L1">
      <style:text-properties officeooo:rsid="0000b056" officeooo:paragraph-rsid="00124852"/>
    </style:style>
    <style:style style:name="P122" style:family="paragraph" style:parent-style-name="Standard" style:list-style-name="L1">
      <style:text-properties officeooo:rsid="0000b056" officeooo:paragraph-rsid="0012a191"/>
    </style:style>
    <style:style style:name="P123" style:family="paragraph" style:parent-style-name="Standard" style:list-style-name="L1">
      <style:text-properties officeooo:rsid="0000b056" officeooo:paragraph-rsid="0013a992"/>
    </style:style>
    <style:style style:name="P124" style:family="paragraph" style:parent-style-name="Standard" style:list-style-name="L5">
      <style:text-properties officeooo:rsid="0000b056" officeooo:paragraph-rsid="0000b056"/>
    </style:style>
    <style:style style:name="P125" style:family="paragraph" style:parent-style-name="Standard" style:list-style-name="L50">
      <style:text-properties officeooo:rsid="0000b056" officeooo:paragraph-rsid="001e6d42"/>
    </style:style>
    <style:style style:name="P126" style:family="paragraph" style:parent-style-name="Standard" style:list-style-name="L57">
      <style:text-properties officeooo:rsid="0000f7aa" officeooo:paragraph-rsid="001ede75"/>
    </style:style>
    <style:style style:name="P127" style:family="paragraph" style:parent-style-name="Standard" style:list-style-name="L1">
      <style:text-properties officeooo:rsid="0001e009" officeooo:paragraph-rsid="0001e009"/>
    </style:style>
    <style:style style:name="P128" style:family="paragraph" style:parent-style-name="Standard" style:list-style-name="L11">
      <style:text-properties officeooo:rsid="0001e009" officeooo:paragraph-rsid="0001e009"/>
    </style:style>
    <style:style style:name="P129" style:family="paragraph" style:parent-style-name="Standard" style:list-style-name="L59">
      <style:text-properties officeooo:rsid="0001e009" officeooo:paragraph-rsid="001ede75"/>
    </style:style>
    <style:style style:name="P130" style:family="paragraph" style:parent-style-name="Standard" style:list-style-name="L1">
      <style:text-properties officeooo:rsid="0003c6a1" officeooo:paragraph-rsid="0003c6a1"/>
    </style:style>
    <style:style style:name="P131" style:family="paragraph" style:parent-style-name="Standard" style:list-style-name="L44">
      <style:text-properties officeooo:rsid="0003c6a1" officeooo:paragraph-rsid="0012007f"/>
    </style:style>
    <style:style style:name="P132" style:family="paragraph" style:parent-style-name="Standard" style:list-style-name="L1">
      <style:text-properties officeooo:rsid="0008f78a" officeooo:paragraph-rsid="0008f78a"/>
    </style:style>
    <style:style style:name="P133" style:family="paragraph" style:parent-style-name="Standard" style:list-style-name="L1">
      <style:text-properties officeooo:rsid="0008f78a" officeooo:paragraph-rsid="00124852"/>
    </style:style>
    <style:style style:name="P134" style:family="paragraph" style:parent-style-name="Standard" style:list-style-name="L1">
      <style:text-properties officeooo:rsid="000a9b41" officeooo:paragraph-rsid="00124852"/>
    </style:style>
    <style:style style:name="P135" style:family="paragraph" style:parent-style-name="Standard" style:list-style-name="L19">
      <style:text-properties officeooo:rsid="00064beb" officeooo:paragraph-rsid="0008f78a"/>
    </style:style>
    <style:style style:name="P136" style:family="paragraph" style:parent-style-name="Standard" style:list-style-name="L1">
      <style:text-properties officeooo:rsid="00064beb" officeooo:paragraph-rsid="00124852"/>
    </style:style>
    <style:style style:name="P137" style:family="paragraph" style:parent-style-name="Standard" style:list-style-name="L1">
      <style:text-properties officeooo:rsid="000b0ef5" officeooo:paragraph-rsid="00124852"/>
    </style:style>
    <style:style style:name="P138" style:family="paragraph" style:parent-style-name="Standard" style:list-style-name="L1">
      <style:text-properties officeooo:rsid="000c14d5" officeooo:paragraph-rsid="00124852"/>
    </style:style>
    <style:style style:name="P139" style:family="paragraph" style:parent-style-name="Standard" style:list-style-name="L1">
      <style:text-properties officeooo:rsid="00034390" officeooo:paragraph-rsid="00034390"/>
    </style:style>
    <style:style style:name="P140" style:family="paragraph" style:parent-style-name="Standard" style:list-style-name="L1">
      <style:text-properties officeooo:rsid="00034390" officeooo:paragraph-rsid="0012a191"/>
    </style:style>
    <style:style style:name="P141" style:family="paragraph" style:parent-style-name="Standard" style:list-style-name="L1">
      <style:text-properties officeooo:rsid="00034390" officeooo:paragraph-rsid="0014033a"/>
    </style:style>
    <style:style style:name="P142" style:family="paragraph" style:parent-style-name="Standard" style:list-style-name="L23">
      <style:text-properties officeooo:rsid="00034390" officeooo:paragraph-rsid="000fcfb8"/>
    </style:style>
    <style:style style:name="P143" style:family="paragraph" style:parent-style-name="Standard" style:list-style-name="L19">
      <style:text-properties officeooo:rsid="00034fec" officeooo:paragraph-rsid="003315ad"/>
    </style:style>
    <style:style style:name="P144" style:family="paragraph" style:parent-style-name="Standard">
      <style:text-properties officeooo:rsid="00034fec" officeooo:paragraph-rsid="00064beb"/>
    </style:style>
    <style:style style:name="P145" style:family="paragraph" style:parent-style-name="Standard" style:list-style-name="L21">
      <style:text-properties officeooo:paragraph-rsid="00064beb"/>
    </style:style>
    <style:style style:name="P146" style:family="paragraph" style:parent-style-name="Standard" style:list-style-name="L24">
      <style:text-properties officeooo:paragraph-rsid="0010178c"/>
    </style:style>
    <style:style style:name="P147" style:family="paragraph" style:parent-style-name="Standard" style:list-style-name="L1">
      <style:text-properties officeooo:rsid="00161887" officeooo:paragraph-rsid="00161887"/>
    </style:style>
    <style:style style:name="P148" style:family="paragraph" style:parent-style-name="Standard" style:list-style-name="L47">
      <style:text-properties officeooo:paragraph-rsid="001e6d42"/>
    </style:style>
    <style:style style:name="P149" style:family="paragraph" style:parent-style-name="Standard" style:list-style-name="L56">
      <style:text-properties officeooo:paragraph-rsid="001ede75"/>
    </style:style>
    <style:style style:name="P150" style:family="paragraph" style:parent-style-name="Standard" style:list-style-name="L44">
      <style:text-properties officeooo:paragraph-rsid="003315ad"/>
    </style:style>
    <style:style style:name="P151" style:family="paragraph" style:parent-style-name="Standard" style:list-style-name="L36">
      <style:text-properties officeooo:paragraph-rsid="0023679f"/>
    </style:style>
    <style:style style:name="P152" style:family="paragraph" style:parent-style-name="Standard" style:list-style-name="L38">
      <style:text-properties officeooo:paragraph-rsid="0023679f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5a51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384aa2" style:font-size-asian="12pt" style:font-size-complex="12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004167"/>
    </style:style>
    <style:style style:name="T17" style:family="text">
      <style:text-properties fo:font-variant="normal" fo:text-transform="none" fo:letter-spacing="normal" fo:font-style="normal" fo:font-weight="normal" officeooo:rsid="0001e009"/>
    </style:style>
    <style:style style:name="T18" style:family="text">
      <style:text-properties fo:font-variant="normal" fo:text-transform="none" fo:letter-spacing="normal" fo:font-style="normal" fo:font-weight="normal" officeooo:rsid="00064beb"/>
    </style:style>
    <style:style style:name="T19" style:family="text">
      <style:text-properties fo:font-variant="normal" fo:text-transform="none" fo:letter-spacing="normal" fo:font-style="normal" fo:font-weight="normal" officeooo:rsid="00071c38"/>
    </style:style>
    <style:style style:name="T20" style:family="text">
      <style:text-properties fo:font-variant="normal" fo:text-transform="none" fo:letter-spacing="normal" fo:font-style="normal" fo:font-weight="normal" officeooo:rsid="00034390"/>
    </style:style>
    <style:style style:name="T21" style:family="text">
      <style:text-properties fo:font-variant="normal" fo:text-transform="none" fo:letter-spacing="normal" fo:font-style="normal" fo:font-weight="normal" officeooo:rsid="0008f78a"/>
    </style:style>
    <style:style style:name="T22" style:family="text">
      <style:text-properties fo:font-variant="normal" fo:text-transform="none" fo:letter-spacing="normal" fo:font-style="normal" fo:font-weight="normal" officeooo:rsid="000a9b41"/>
    </style:style>
    <style:style style:name="T23" style:family="text">
      <style:text-properties fo:font-variant="normal" fo:text-transform="none" fo:letter-spacing="normal" fo:font-style="normal" fo:font-weight="normal" officeooo:rsid="0012a191"/>
    </style:style>
    <style:style style:name="T24" style:family="text">
      <style:text-properties fo:font-variant="normal" fo:text-transform="none" fo:letter-spacing="normal" fo:font-style="normal" fo:font-weight="normal" officeooo:rsid="0014033a"/>
    </style:style>
    <style:style style:name="T25" style:family="text">
      <style:text-properties fo:font-variant="normal" fo:text-transform="none" fo:letter-spacing="normal" fo:font-style="normal" fo:font-weight="normal" officeooo:rsid="00192f97"/>
    </style:style>
    <style:style style:name="T26" style:family="text">
      <style:text-properties fo:font-variant="normal" fo:text-transform="none" fo:letter-spacing="normal" fo:font-style="normal" fo:font-weight="normal" officeooo:rsid="001d45cf"/>
    </style:style>
    <style:style style:name="T27" style:family="text">
      <style:text-properties fo:font-variant="normal" fo:text-transform="none" fo:letter-spacing="normal" fo:font-style="normal" fo:font-weight="normal" officeooo:rsid="00161887"/>
    </style:style>
    <style:style style:name="T28" style:family="text">
      <style:text-properties fo:font-variant="normal" fo:text-transform="none" fo:letter-spacing="normal" fo:font-style="normal" fo:font-weight="normal" officeooo:rsid="000e5c3a"/>
    </style:style>
    <style:style style:name="T29" style:family="text">
      <style:text-properties fo:font-variant="normal" fo:text-transform="none" fo:letter-spacing="normal" fo:font-style="normal" fo:font-weight="normal" officeooo:rsid="002cfc5a"/>
    </style:style>
    <style:style style:name="T30" style:family="text">
      <style:text-properties fo:font-variant="normal" fo:text-transform="none" fo:letter-spacing="normal" fo:font-style="normal" fo:font-weight="normal" officeooo:rsid="00345b90"/>
    </style:style>
    <style:style style:name="T31" style:family="text">
      <style:text-properties fo:font-variant="normal" fo:text-transform="none" fo:letter-spacing="normal" fo:font-style="normal" fo:font-weight="normal" officeooo:rsid="00384aa2"/>
    </style:style>
    <style:style style:name="T32" style:family="text">
      <style:text-properties fo:color="#000000" style:font-name="Liberation Serif" fo:font-size="12pt" style:font-size-asian="12pt" style:font-size-complex="12pt"/>
    </style:style>
    <style:style style:name="T33" style:family="text">
      <style:text-properties fo:color="#000000" style:font-name="Liberation Serif" fo:font-size="12pt" officeooo:rsid="00004167" style:font-size-asian="12pt" style:font-size-complex="12pt"/>
    </style:style>
    <style:style style:name="T34" style:family="text">
      <style:text-properties fo:color="#000000" style:font-name="Liberation Serif" fo:font-size="12pt" officeooo:rsid="0000b056" style:font-size-asian="12pt" style:font-size-complex="12pt"/>
    </style:style>
    <style:style style:name="T35" style:family="text">
      <style:text-properties fo:color="#000000" style:font-name="Liberation Serif" fo:font-size="12pt" officeooo:rsid="0000f7aa" style:font-size-asian="12pt" style:font-size-complex="12pt"/>
    </style:style>
    <style:style style:name="T36" style:family="text">
      <style:text-properties fo:color="#000000" style:font-name="Liberation Serif" fo:font-size="12pt" officeooo:rsid="0001e009" style:font-size-asian="12pt" style:font-size-complex="12pt"/>
    </style:style>
    <style:style style:name="T37" style:family="text">
      <style:text-properties fo:color="#000000" style:font-name="Liberation Serif" fo:font-size="12pt" officeooo:rsid="00034fec" style:font-size-asian="12pt" style:font-size-complex="12pt"/>
    </style:style>
    <style:style style:name="T38" style:family="text">
      <style:text-properties fo:color="#000000" style:font-name="Liberation Serif" fo:font-size="12pt" officeooo:rsid="00034390" style:font-size-asian="12pt" style:font-size-complex="12pt"/>
    </style:style>
    <style:style style:name="T39" style:family="text">
      <style:text-properties fo:color="#000000" style:font-name="Liberation Serif" fo:font-size="12pt" officeooo:rsid="0003c6a1" style:font-size-asian="12pt" style:font-size-complex="12pt"/>
    </style:style>
    <style:style style:name="T40" style:family="text">
      <style:text-properties fo:color="#000000" style:font-name="Liberation Serif" fo:font-size="12pt" officeooo:rsid="0005b2e3" style:font-size-asian="12pt" style:font-size-complex="12pt"/>
    </style:style>
    <style:style style:name="T41" style:family="text">
      <style:text-properties fo:color="#000000" style:font-name="Liberation Serif" fo:font-size="12pt" officeooo:rsid="00064beb" style:font-size-asian="12pt" style:font-size-complex="12pt"/>
    </style:style>
    <style:style style:name="T42" style:family="text">
      <style:text-properties fo:color="#000000" style:font-name="Liberation Serif" fo:font-size="12pt" officeooo:rsid="00071c38" style:font-size-asian="12pt" style:font-size-complex="12pt"/>
    </style:style>
    <style:style style:name="T43" style:family="text">
      <style:text-properties fo:color="#000000" style:font-name="Liberation Serif" fo:font-size="12pt" officeooo:rsid="0008f78a" style:font-size-asian="12pt" style:font-size-complex="12pt"/>
    </style:style>
    <style:style style:name="T44" style:family="text">
      <style:text-properties fo:color="#000000" style:font-name="Liberation Serif" fo:font-size="12pt" officeooo:rsid="000a3cce" style:font-size-asian="12pt" style:font-size-complex="12pt"/>
    </style:style>
    <style:style style:name="T45" style:family="text">
      <style:text-properties fo:color="#000000" style:font-name="Liberation Serif" fo:font-size="12pt" officeooo:rsid="000e5c3a" style:font-size-asian="12pt" style:font-size-complex="12pt"/>
    </style:style>
    <style:style style:name="T46" style:family="text">
      <style:text-properties fo:color="#000000" style:font-name="Liberation Serif" fo:font-size="12pt" officeooo:rsid="000fcfb8" style:font-size-asian="12pt" style:font-size-complex="12pt"/>
    </style:style>
    <style:style style:name="T47" style:family="text">
      <style:text-properties fo:color="#000000" style:font-name="Liberation Serif" fo:font-size="12pt" officeooo:rsid="0010178c" style:font-size-asian="12pt" style:font-size-complex="12pt"/>
    </style:style>
    <style:style style:name="T48" style:family="text">
      <style:text-properties fo:color="#000000" style:font-name="Liberation Serif" fo:font-size="12pt" officeooo:rsid="00124852" style:font-size-asian="12pt" style:font-size-complex="12pt"/>
    </style:style>
    <style:style style:name="T49" style:family="text">
      <style:text-properties fo:color="#000000" style:font-name="Liberation Serif" fo:font-size="12pt" officeooo:rsid="0012a191" style:font-size-asian="12pt" style:font-size-complex="12pt"/>
    </style:style>
    <style:style style:name="T50" style:family="text">
      <style:text-properties fo:color="#000000" style:font-name="Liberation Serif" fo:font-size="12pt" officeooo:rsid="0012007f" style:font-size-asian="12pt" style:font-size-complex="12pt"/>
    </style:style>
    <style:style style:name="T51" style:family="text">
      <style:text-properties fo:color="#000000" style:font-name="Liberation Serif" fo:font-size="12pt" officeooo:rsid="00133de7" style:font-size-asian="12pt" style:font-size-complex="12pt"/>
    </style:style>
    <style:style style:name="T52" style:family="text">
      <style:text-properties fo:color="#000000" style:font-name="Liberation Serif" fo:font-size="12pt" officeooo:rsid="001e6d42" style:font-size-asian="12pt" style:font-size-complex="12pt"/>
    </style:style>
    <style:style style:name="T53" style:family="text">
      <style:text-properties fo:color="#000000" style:font-name="Liberation Serif" fo:font-size="12pt" officeooo:rsid="001ede75" style:font-size-asian="12pt" style:font-size-complex="12pt"/>
    </style:style>
    <style:style style:name="T54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55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56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57" style:family="text">
      <style:text-properties officeooo:rsid="0000b056"/>
    </style:style>
    <style:style style:name="T58" style:family="text">
      <style:text-properties officeooo:rsid="0001e009"/>
    </style:style>
    <style:style style:name="T59" style:family="text">
      <style:text-properties officeooo:rsid="00064beb"/>
    </style:style>
    <style:style style:name="T60" style:family="text">
      <style:text-properties officeooo:rsid="000e5c3a"/>
    </style:style>
    <style:style style:name="T61" style:family="text">
      <style:text-properties officeooo:rsid="0010a8a9"/>
    </style:style>
    <style:style style:name="T62" style:family="text">
      <style:text-properties officeooo:rsid="0012007f"/>
    </style:style>
    <style:style style:name="T63" style:family="text">
      <style:text-properties officeooo:rsid="00124852"/>
    </style:style>
    <style:style style:name="T64" style:family="text">
      <style:text-properties officeooo:rsid="001e6d42"/>
    </style:style>
    <style:style style:name="T65" style:family="text">
      <style:text-properties officeooo:rsid="001ede75"/>
    </style:style>
    <style:style style:name="T66" style:family="text">
      <style:text-properties officeooo:rsid="001f3fe5"/>
    </style:style>
    <style:style style:name="T67" style:family="text">
      <style:text-properties fo:font-weight="bold" officeooo:rsid="00004167" style:font-weight-asian="bold" style:font-weight-complex="bold"/>
    </style:style>
    <style:style style:name="T68" style:family="text">
      <style:text-properties officeooo:rsid="00034fec"/>
    </style:style>
    <style:style style:name="T69" style:family="text">
      <style:text-properties officeooo:rsid="003379e8"/>
    </style:style>
    <style:style style:name="T70" style:family="text">
      <style:text-properties officeooo:rsid="00345b90"/>
    </style:style>
    <style:style style:name="T71" style:family="text">
      <style:text-properties officeooo:rsid="0035a3e8"/>
    </style:style>
    <style:style style:name="T72" style:family="text">
      <style:text-properties officeooo:rsid="00384aa2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header>
          <text:p text:style-name="P117">INT - number from 0 to 9223372036854775805 for id and from 0 to 100000 for page</text:p>
          <text:p text:style-name="P117"/>
        </text:list-header>
        <text:list-item>
          <text:p text:style-name="P19"><text:span text:style-name="T1">Path </text:span><text:span text:style-name="T57">methods </text:span><text:span text:style-name="T63">without authentification </text:span><text:span text:style-name="T1">:</text:span></text:p>
          <text:list>
            <text:list-item>
              <text:p text:style-name="P21">getUser/INT(user_id)</text:p>
              <text:p text:style-name="P4"><text:span text:style-name="T33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4">4</text:span><text:span text:style-name="T2">»</text:span></text:p>
              <text:p text:style-name="P147"><text:span text:style-name="T2">answer example:</text:span></text:p>
              <text:p text:style-name="P147"><text:span text:style-name="T2">{"user_id":</text:span><text:span text:style-name="T3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21">getCategory/INT(category_id)</text:p>
              <text:p text:style-name="P15"><text:span text:style-name="T16">example : «</text:span><text:a xlink:type="simple" xlink:href="http://localhost:3000/getCategory/110" text:style-name="Internet_20_link" text:visited-style-name="Visited_20_Internet_20_Link"><text:span text:style-name="T16">http://localhost:3000/getCategory/</text:span></text:a><text:span text:style-name="T25">53</text:span><text:span text:style-name="T15">»</text:span></text:p>
              <text:p text:style-name="P116"><text:span text:style-name="T15">answer example:</text:span></text:p>
              <text:p text:style-name="P116"><text:span text:style-name="T15">{"category_id":53,"category_name":"primis","sub_categories":[61],"super_category":{"category_id":7,"category_name":"ut","sub_categories":[52,53]}}</text:span></text:p>
            </text:list-item>
            <text:list-item>
              <text:p text:style-name="P16"><text:span text:style-name="T1">get</text:span><text:span text:style-name="T58">Tag</text:span><text:span text:style-name="T1">/INT(</text:span><text:span text:style-name="T58">tag</text:span><text:span text:style-name="T1">_id)</text:span></text:p>
              <text:p text:style-name="P16"><text:span text:style-name="T16">example : «</text:span><text:a xlink:type="simple" xlink:href="http://localhost:3000/getTag/1271" text:style-name="Internet_20_link" text:visited-style-name="Visited_20_Internet_20_Link"><text:span text:style-name="T16">http://localhost:3000/get</text:span></text:a><text:a xlink:type="simple" xlink:href="http://localhost:3000/getTag/1271" text:style-name="Internet_20_link" text:visited-style-name="Visited_20_Internet_20_Link"><text:span text:style-name="T17">Tag</text:span></text:a><text:a xlink:type="simple" xlink:href="http://localhost:3000/getTag/1271" text:style-name="Internet_20_link" text:visited-style-name="Visited_20_Internet_20_Link"><text:span text:style-name="T16">/</text:span></text:a><text:a xlink:type="simple" xlink:href="http://localhost:3000/getTag/1271" text:style-name="Internet_20_link" text:visited-style-name="Visited_20_Internet_20_Link"><text:span text:style-name="T17">127</text:span></text:a><text:a xlink:type="simple" xlink:href="http://localhost:3000/getTag/1271" text:style-name="Internet_20_link" text:visited-style-name="Visited_20_Internet_20_Link"><text:span text:style-name="T16">1</text:span></text:a><text:span text:style-name="T15">»</text:span></text:p>
              <text:p text:style-name="P116"><text:span text:style-name="T15">answer example:</text:span></text:p>
              <text:p text:style-name="P116"><text:span text:style-name="T15">{"tag_id":7,"tag_name":"facilisi"}</text:span></text:p>
            </text:list-item>
            <text:list-item>
              <text:p text:style-name="P5"><text:span text:style-name="T33">get</text:span><text:span text:style-name="T41">Post</text:span><text:span text:style-name="T33">/INT(</text:span><text:span text:style-name="T41">post</text:span><text:span text:style-name="T33">_id)</text:span></text:p>
              <text:p text:style-name="P17"><text:span text:style-name="T16">example : «</text:span><text:a xlink:type="simple" xlink:href="http://localhost:3000/getPost/171" text:style-name="Internet_20_link" text:visited-style-name="Visited_20_Internet_20_Link"><text:span text:style-name="T16">http://localhost:3000/get</text:span></text:a><text:a xlink:type="simple" xlink:href="http://localhost:3000/getPost/171" text:style-name="Internet_20_link" text:visited-style-name="Visited_20_Internet_20_Link"><text:span text:style-name="T18">Post</text:span></text:a><text:a xlink:type="simple" xlink:href="http://localhost:3000/getPost/171" text:style-name="Internet_20_link" text:visited-style-name="Visited_20_Internet_20_Link"><text:span text:style-name="T16">/</text:span></text:a><text:a xlink:type="simple" xlink:href="http://localhost:3000/getPost/171" text:style-name="Internet_20_link" text:visited-style-name="Visited_20_Internet_20_Link"><text:span text:style-name="T17">1</text:span></text:a><text:a xlink:type="simple" xlink:href="http://localhost:3000/getPost/171" text:style-name="Internet_20_link" text:visited-style-name="Visited_20_Internet_20_Link"><text:span text:style-name="T18">7</text:span></text:a><text:a xlink:type="simple" xlink:href="http://localhost:3000/getPost/171" text:style-name="Internet_20_link" text:visited-style-name="Visited_20_Internet_20_Link"><text:span text:style-name="T16">1</text:span></text:a><text:span text:style-name="T15">»</text:span></text:p>
              <text:p text:style-name="P116"><text:span text:style-name="T15">answer example:</text:span></text:p>
              <text:p text:style-name="P13"><text:span text:style-name="T5">{"post_id":7,"author":{"author_id":2,"author_info":"</text:span><text:span text:style-name="T6">info</text:span><text:span text:style-name="T5">","user_id":2},"post_name":"</text:span><text:span text:style-name="T6">name</text:span><text:span text:style-name="T5">","post_create_date":"2018-06-26","post_category":{"category_id":16,"category_name":"odio","sub_categories":[25,26]},"post_text":"</text:span><text:span text:style-name="T6">text</text:span><text:span text:style-name="T5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6"><text:span text:style-name="T42">picture</text:span><text:span text:style-name="T33">/INT(</text:span><text:span text:style-name="T42">pic</text:span><text:span text:style-name="T33">_id)</text:span></text:p>
              <text:p text:style-name="P18"><text:span text:style-name="T16">example : «</text:span><text:a xlink:type="simple" xlink:href="http://localhost:3000/picture/241" text:style-name="Internet_20_link" text:visited-style-name="Visited_20_Internet_20_Link"><text:span text:style-name="T16">http://localhost:3000/</text:span></text:a><text:a xlink:type="simple" xlink:href="http://localhost:3000/picture/241" text:style-name="Internet_20_link" text:visited-style-name="Visited_20_Internet_20_Link"><text:span text:style-name="T19">picture</text:span></text:a><text:a xlink:type="simple" xlink:href="http://localhost:3000/picture/241" text:style-name="Internet_20_link" text:visited-style-name="Visited_20_Internet_20_Link"><text:span text:style-name="T16">/</text:span></text:a><text:a xlink:type="simple" xlink:href="http://localhost:3000/picture/241" text:style-name="Internet_20_link" text:visited-style-name="Visited_20_Internet_20_Link"><text:span text:style-name="T19">24</text:span></text:a><text:a xlink:type="simple" xlink:href="http://localhost:3000/picture/241" text:style-name="Internet_20_link" text:visited-style-name="Visited_20_Internet_20_Link"><text:span text:style-name="T16">1</text:span></text:a><text:span text:style-name="T15">»</text:span></text:p>
              <text:p text:style-name="P13"><text:span text:style-name="T5">answer </text:span><text:span text:style-name="T6">will be picture</text:span></text:p>
              <text:p text:style-name="P20"><text:span text:style-name="T15"/></text:p>
            </text:list-item>
          </text:list>
        </text:list-item>
        <text:list-item>
          <text:p text:style-name="P22">Query string <text:span text:style-name="T57">methods </text:span><text:span text:style-name="T63">without token authentification:</text:span></text:p>
          <text:list>
            <text:list-item>
              <text:p text:style-name="P83">logIn. Parameters:</text:p>
              <text:list>
                <text:list-item>
                  <text:p text:style-name="P83">user_id INT</text:p>
                </text:list-item>
                <text:list-item>
                  <text:p text:style-name="P83">password TXT <text:span text:style-name="T64">(max50char)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7">abc</text:span><text:span text:style-name="T5">"}</text:span></text:p>
            </text:list-item>
            <text:list-item>
              <text:p text:style-name="P22">createUser. Parameters:</text:p>
            </text:list-item>
          </text:list>
        </text:list-item>
      </text:list>
      <text:list xml:id="list170067069" text:style-name="L47">
        <text:list-item>
          <text:list>
            <text:list-item>
              <text:list>
                <text:list-item>
                  <text:p text:style-name="P148">password TXT <text:span text:style-name="T52">(max50char)</text:span></text:p>
                </text:list-item>
              </text:list>
            </text:list-item>
          </text:list>
        </text:list-item>
      </text:list>
      <text:list xml:id="list2648285829" text:style-name="L48">
        <text:list-item>
          <text:list>
            <text:list-item>
              <text:list>
                <text:list-item>
                  <text:p text:style-name="P36">first_name TXT <text:span text:style-name="T64">(max50char)</text:span></text:p>
                </text:list-item>
              </text:list>
            </text:list-item>
          </text:list>
        </text:list-item>
      </text:list>
      <text:list xml:id="list3902540145" text:style-name="L49">
        <text:list-item>
          <text:list>
            <text:list-item>
              <text:list>
                <text:list-item>
                  <text:p text:style-name="P37">last_name TXT <text:span text:style-name="T64">(max50char)</text:span></text:p>
                </text:list-item>
              </text:list>
            </text:list-item>
          </text:list>
        </text:list-item>
      </text:list>
      <text:list xml:id="list21504663469737" text:continue-list="list1768052759" text:style-name="L1">
        <text:list-item>
          <text:list>
            <text:list-item>
              <text:list>
                <text:list-item>
                  <text:p text:style-name="P22">user_pic_<text:span text:style-name="T60">id</text:span> <text:span text:style-name="T60">INT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7">abc</text:span><text:span text:style-name="T5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"><text:span text:style-name="T34">createAdmin</text:span><text:span text:style-name="T33">. Parameters:</text:span></text:p>
            </text:list-item>
          </text:list>
        </text:list-item>
      </text:list>
      <text:list xml:id="list2694810736" text:style-name="L50">
        <text:list-item>
          <text:list>
            <text:list-item>
              <text:list>
                <text:list-item>
                  <text:p text:style-name="P125"><text:span text:style-name="T33">c</text:span><text:span text:style-name="T32">reate_admin_key TXT </text:span><text:span text:style-name="T52">(max50char)</text:span></text:p>
                </text:list-item>
              </text:list>
            </text:list-item>
          </text:list>
        </text:list-item>
      </text:list>
      <text:list xml:id="list3954305674" text:style-name="L51">
        <text:list-item>
          <text:list>
            <text:list-item>
              <text:list>
                <text:list-item>
                  <text:p text:style-name="P45">password TXT <text:span text:style-name="T64">(max50char)</text:span></text:p>
                </text:list-item>
              </text:list>
            </text:list-item>
          </text:list>
        </text:list-item>
      </text:list>
      <text:list xml:id="list4054123435" text:style-name="L52">
        <text:list-item>
          <text:list>
            <text:list-item>
              <text:list>
                <text:list-item>
                  <text:p text:style-name="P46">first_name TXT <text:span text:style-name="T64">(max50char)</text:span></text:p>
                </text:list-item>
              </text:list>
            </text:list-item>
          </text:list>
        </text:list-item>
      </text:list>
      <text:list xml:id="list1415407557" text:style-name="L53">
        <text:list-item>
          <text:list>
            <text:list-item>
              <text:list>
                <text:list-item>
                  <text:p text:style-name="P47">last_name TXT <text:span text:style-name="T64">(max50char)</text:span></text:p>
                </text:list-item>
              </text:list>
            </text:list-item>
          </text:list>
        </text:list-item>
      </text:list>
      <text:list xml:id="list21504761280360" text:continue-list="list21504663469737" text:style-name="L1">
        <text:list-item>
          <text:list>
            <text:list-item>
              <text:list>
                <text:list-item>
                  <text:p text:style-name="P38"><text:soft-page-break/>user_pic_<text:span text:style-name="T60">id</text:span> <text:span text:style-name="T61">INT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8">abc</text:span><text:span text:style-name="T5">","user_id":503,"first_name":"Chris","last_name":"Wirt","user_pic_id":27,"user_pic_url":"http://localhost:3000/picture/27","user_create_date":"2022-02-11"}</text:span></text:p>
            </text:list-item>
            <text:list-item>
              <text:p text:style-name="P121"><text:span text:style-name="T43">getComments</text:span><text:span text:style-name="T33">. Parameters:</text:span></text:p>
              <text:list>
                <text:list-item>
                  <text:p text:style-name="P133"><text:span text:style-name="T33">p</text:span><text:span text:style-name="T32">ost_id INT</text:span></text:p>
                </text:list-item>
                <text:list-item>
                  <text:p text:style-name="P69"><text:span text:style-name="T1">p</text:span>age INT</text:p>
                </text:list-item>
              </text:list>
              <text:p text:style-name="P84"><text:span text:style-name="T27">answer example:</text:span></text:p>
              <text:p text:style-name="P14"><text:span text:style-name="T5">{"page":1,"post_id":17,"comments":[{"comment_id":971,"comment_text":"</text:span><text:span text:style-name="T14">text</text:span><text:span text:style-name="T5">","user_id":489},{"comment_id":952,"comment_text":"</text:span><text:span text:style-name="T14">text</text:span><text:span text:style-name="T5">","user_id":348}]}</text:span></text:p>
            </text:list-item>
            <text:list-item>
              <text:p text:style-name="P134"><text:span text:style-name="T33">g</text:span><text:span text:style-name="T32">etPosts</text:span><text:span text:style-name="T41">/</text:span><text:span text:style-name="T33">INT(</text:span><text:span text:style-name="T32">page</text:span><text:span text:style-name="T33">)</text:span><text:span text:style-name="T38">. </text:span></text:p>
              <text:p text:style-name="P73"><text:span text:style-name="T16">example : «</text:span><text:a xlink:type="simple" xlink:href="http://localhost:3000/getPost/171" text:style-name="Internet_20_link" text:visited-style-name="Visited_20_Internet_20_Link"><text:span text:style-name="T16">http://localhost:3000/</text:span></text:a><text:a xlink:type="simple" xlink:href="http://localhost:3000/getPost/171" text:style-name="Internet_20_link" text:visited-style-name="Visited_20_Internet_20_Link"><text:span text:style-name="T22">getPosts</text:span></text:a><text:a xlink:type="simple" xlink:href="http://localhost:3000/getPost/171" text:style-name="Internet_20_link" text:visited-style-name="Visited_20_Internet_20_Link"><text:span text:style-name="T16">/</text:span></text:a><text:span text:style-name="T22">7</text:span><text:span text:style-name="T20">»</text:span></text:p>
              <text:p text:style-name="P136"><text:span text:style-name="T33">Parameters </text:span><text:span text:style-name="T55">all </text:span><text:span text:style-name="T54">optional</text:span><text:span text:style-name="T33">:</text:span></text:p>
              <text:list>
                <text:list-item>
                  <text:p text:style-name="P137">Only one of three date filters:</text:p>
                  <text:list>
                    <text:list-item>
                      <text:p text:style-name="P137">created_at</text:p>
                    </text:list-item>
                    <text:list-item>
                      <text:p text:style-name="P137">created_at_lt</text:p>
                    </text:list-item>
                    <text:list-item>
                      <text:p text:style-name="P137">created_at_lt</text:p>
                    </text:list-item>
                  </text:list>
                </text:list-item>
                <text:list-item>
                  <text:p text:style-name="P137">Only one of three tag filters:</text:p>
                  <text:list>
                    <text:list-item>
                      <text:p text:style-name="P137">tag INT</text:p>
                    </text:list-item>
                    <text:list-item>
                      <text:p text:style-name="P137">tags_in ARRAY of INT</text:p>
                    </text:list-item>
                    <text:list-item>
                      <text:p text:style-name="P137">tags_all ARRAY of INT</text:p>
                    </text:list-item>
                  </text:list>
                </text:list-item>
                <text:list-item>
                  <text:p text:style-name="P137">Only one of three include filters:</text:p>
                  <text:list>
                    <text:list-item>
                      <text:p text:style-name="P137">name_in TXT</text:p>
                    </text:list-item>
                    <text:list-item>
                      <text:p text:style-name="P137">text_in TXT</text:p>
                    </text:list-item>
                    <text:list-item>
                      <text:p text:style-name="P137">everywhere_in TXT</text:p>
                    </text:list-item>
                  </text:list>
                </text:list-item>
                <text:list-item>
                  <text:p text:style-name="P137">category_id INT (filter)</text:p>
                </text:list-item>
                <text:list-item>
                  <text:p text:style-name="P137">author_name TXT (filter)</text:p>
                </text:list-item>
                <text:list-item>
                  <text:p text:style-name="P138">sort_by_pics_number TXT (asc/desc)</text:p>
                </text:list-item>
                <text:list-item>
                  <text:p text:style-name="P138">sort_by_category TXT (asc/desc)</text:p>
                </text:list-item>
                <text:list-item>
                  <text:p text:style-name="P138">sort_by_author TXT (asc/desc)</text:p>
                </text:list-item>
                <text:list-item>
                  <text:p text:style-name="P115">sort_by_date TXT (asc/desc)</text:p>
                </text:list-item>
              </text:list>
              <text:p text:style-name="P84"><text:span text:style-name="T27">answer example:</text:span></text:p>
              <text:p text:style-name="P14"><text:span text:style-name="T5">{"page":1,"posts":[{"post_id":40,"author":{"author_id":35,"author_info":"</text:span><text:span text:style-name="T9">info</text:span><text:span text:style-name="T5">","user_id":35},"post_name":"</text:span><text:span text:style-name="T9">name</text:span><text:span text:style-name="T5">","post_create_date":"2021-02-17","post_category":{"category_id":15,"category_name":"donec","sub_categories":[37,46,58]}}}}},"post_text":"</text:span><text:span text:style-name="T9">text</text:span><text:span text:style-name="T5">","post_main_pic_id":18,"post_main_pic_url":"http://localhost:3000/picture/18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9">info</text:span><text:span text:style-name="T5">","user_id":33},"post_name":"</text:span><text:span text:style-name="T9">name</text:span><text:span text:style-name="T5">","post_create_date":"2021-02-02","post_category":{"category_id":15,"category_name":"donec","sub_categories":[37,46,58]}}},"post_text":"</text:span><text:span text:style-name="T9">text</text:span><text:span text:style-name="T5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</text:list>
      <text:p text:style-name="P34"/>
      <text:list xml:id="list21504716339117" text:continue-numbering="true" text:style-name="L1">
        <text:list-item>
          <text:p text:style-name="P10"><text:span text:style-name="T33">Query string </text:span><text:span text:style-name="T34">methods </text:span><text:span text:style-name="T48">with ADMIN token authentification:</text:span></text:p>
          <text:list>
            <text:list-item>
              <text:p text:style-name="P4"><text:span text:style-name="T34">dele</text:span><text:span text:style-name="T33">teUser. Parameters:</text:span></text:p>
              <text:list>
                <text:list-item>
                  <text:p text:style-name="P118"><text:soft-page-break/><text:span text:style-name="T33">u</text:span><text:span text:style-name="T32">ser_id INT</text:span></text:p>
                </text:list-item>
                <text:list-item>
                  <text:p text:style-name="P7"><text:span text:style-name="T45">token</text:span><text:span text:style-name="T34"> TXT </text:span><text:span text:style-name="T45">(admin token)</text:span></text:p>
                </text:list-item>
              </text:list>
              <text:p text:style-name="P85"><text:span text:style-name="T27">answer example:</text:span></text:p>
              <text:p text:style-name="P7"><text:span text:style-name="T45">{"ok":true}</text:span></text:p>
            </text:list-item>
            <text:list-item>
              <text:p text:style-name="P7"><text:span text:style-name="T34">createAuthor</text:span><text:span text:style-name="T33">. Parameters:</text:span></text:p>
              <text:list>
                <text:list-item>
                  <text:p text:style-name="P118"><text:span text:style-name="T33">u</text:span><text:span text:style-name="T32">ser_id INT</text:span></text:p>
                </text:list-item>
              </text:list>
            </text:list-item>
          </text:list>
        </text:list-item>
      </text:list>
      <text:list xml:id="list80734548" text:style-name="L54">
        <text:list-item>
          <text:list>
            <text:list-item>
              <text:list>
                <text:list-item>
                  <text:p text:style-name="P48">author_info TXT <text:span text:style-name="T64">(max1000char)</text:span>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3"><text:span text:style-name="T60">token</text:span> TXT <text:span text:style-name="T60">(admin token)</text:span></text:p>
                </text:list-item>
              </text:list>
              <text:p text:style-name="P86"><text:span text:style-name="T27">answer example:</text:span></text:p>
              <text:p text:style-name="P86"><text:span text:style-name="T27">{"author_id":153,"author_info":"dimonnnn","user_id":400}</text:span></text:p>
            </text:list-item>
          </text:list>
        </text:list-item>
      </text:list>
      <text:list xml:id="list21504113152090" text:continue-list="list21504716339117" text:style-name="L1">
        <text:list-item>
          <text:list>
            <text:list-item>
              <text:p text:style-name="P7"><text:span text:style-name="T34">getAuthor</text:span><text:span text:style-name="T33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39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4"><text:span text:style-name="T60">token</text:span> TXT <text:span text:style-name="T60">(admin token)</text:span></text:p>
                </text:list-item>
              </text:list>
              <text:p text:style-name="P87"><text:span text:style-name="T27">answer example:</text:span></text:p>
              <text:p text:style-name="P88"><text:span text:style-name="T27">{"author_id":153,"author_info":"dimonnnn","user_id":400}</text:span></text:p>
            </text:list-item>
          </text:list>
        </text:list-item>
      </text:list>
      <text:list xml:id="list21505099629154" text:continue-list="list21504113152090" text:style-name="L1">
        <text:list-item>
          <text:list>
            <text:list-item>
              <text:p text:style-name="P7"><text:span text:style-name="T34">updateAuthor</text:span><text:span text:style-name="T33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40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124"><text:span text:style-name="T33">u</text:span><text:span text:style-name="T32">ser_id INT</text:span></text:p>
                </text:list-item>
              </text:list>
            </text:list-item>
          </text:list>
        </text:list-item>
      </text:list>
      <text:list xml:id="list3225191936" text:style-name="L55">
        <text:list-item>
          <text:list>
            <text:list-item>
              <text:list>
                <text:list-item>
                  <text:p text:style-name="P49">author_info TXT <text:span text:style-name="T64">(max1000char)</text:span>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5"><text:span text:style-name="T60">token</text:span><text:span text:style-name="T57"> TXT </text:span><text:span text:style-name="T60">(admin token)</text:span></text:p>
                </text:list-item>
              </text:list>
              <text:p text:style-name="P89"><text:span text:style-name="T27">answer example:</text:span></text:p>
              <text:p text:style-name="P90"><text:span text:style-name="T27">{"author_id":153,"author_info":"dimonnnn","user_id":400}</text:span></text:p>
            </text:list-item>
          </text:list>
        </text:list-item>
      </text:list>
      <text:list xml:id="list21504654524968" text:continue-list="list21505099629154" text:style-name="L1">
        <text:list-item>
          <text:list>
            <text:list-item>
              <text:p text:style-name="P118"><text:span text:style-name="T32">dele</text:span><text:span text:style-name="T33">te</text:span><text:span text:style-name="T35">Author</text:span><text:span text:style-name="T33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41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6"><text:span text:style-name="T60">token</text:span><text:span text:style-name="T57"> TXT </text:span><text:span text:style-name="T60">(admin token)</text:span></text:p>
                </text:list-item>
              </text:list>
              <text:p text:style-name="P91"><text:span text:style-name="T27">answer example:</text:span></text:p>
              <text:p text:style-name="P91"><text:span text:style-name="T28">{"ok":true}</text:span></text:p>
            </text:list-item>
          </text:list>
        </text:list-item>
      </text:list>
      <text:list xml:id="list21503828771526" text:continue-list="list21504654524968" text:style-name="L1">
        <text:list-item>
          <text:list>
            <text:list-item>
              <text:p text:style-name="P7"><text:span text:style-name="T35">createCategory</text:span><text:span text:style-name="T33">. Parameters:</text:span></text:p>
            </text:list-item>
          </text:list>
        </text:list-item>
      </text:list>
      <text:list xml:id="list2221114737" text:style-name="L56">
        <text:list-item>
          <text:list>
            <text:list-item>
              <text:list>
                <text:list-item>
                  <text:p text:style-name="P149"><text:span text:style-name="T33">c</text:span><text:span text:style-name="T35">ategory_name TXT </text:span><text:span text:style-name="T52">(max</text:span><text:span text:style-name="T53">50</text:span><text:span text:style-name="T52">char)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7"><text:span text:style-name="T60">token</text:span><text:span text:style-name="T57"> TXT </text:span><text:span text:style-name="T60">(admin token)</text:span></text:p>
                </text:list-item>
              </text:list>
              <text:p text:style-name="P92"><text:span text:style-name="T27">answer example:</text:span></text:p>
              <text:p text:style-name="P92"><text:span text:style-name="T27">{"category_id":201,"category_name":"dim","sub_categories":[</text:span><text:span text:style-name="T29">11,17</text:span><text:span text:style-name="T27">]}</text:span></text:p>
            </text:list-item>
          </text:list>
        </text:list-item>
      </text:list>
      <text:list xml:id="list21505502764248" text:continue-list="list21503828771526" text:style-name="L1">
        <text:list-item>
          <text:list>
            <text:list-item>
              <text:p text:style-name="P8"><text:span text:style-name="T35">createSubCategory</text:span><text:span text:style-name="T33">. Parameters:</text:span></text:p>
            </text:list-item>
          </text:list>
        </text:list-item>
      </text:list>
      <text:list xml:id="list4110169407" text:style-name="L57">
        <text:list-item>
          <text:list>
            <text:list-item>
              <text:list>
                <text:list-item>
                  <text:p text:style-name="P126"><text:span text:style-name="T33">c</text:span><text:span text:style-name="T32">ategory_name TXT </text:span><text:span text:style-name="T52">(max</text:span><text:span text:style-name="T53">50</text:span><text:span text:style-name="T52">char)</text:span></text:p>
                </text:list-item>
              </text:list>
            </text:list-item>
          </text:list>
        </text:list-item>
      </text:list>
      <text:list xml:id="list21505749024142" text:continue-list="list21505502764248" text:style-name="L1">
        <text:list-item>
          <text:list>
            <text:list-item>
              <text:list>
                <text:list-item>
                  <text:p text:style-name="P50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8"><text:span text:style-name="T60">token</text:span><text:span text:style-name="T57"> TXT </text:span><text:span text:style-name="T60">(admin token)</text:span></text:p>
                </text:list-item>
              </text:list>
              <text:p text:style-name="P93"><text:span text:style-name="T27">answer example:</text:span></text:p>
              <text:p text:style-name="P93"><text:span text:style-name="T27">{"category_id":202,"category_name":"dim","sub_categories":[],"super_category":{"category_id":2,"category_name":"felis","sub_categories":[202]}}</text:span></text:p>
            </text:list-item>
          </text:list>
        </text:list-item>
      </text:list>
      <text:list xml:id="list21504588586566" text:continue-list="list21505749024142" text:style-name="L1">
        <text:list-item>
          <text:list>
            <text:list-item>
              <text:p text:style-name="P119"><text:span text:style-name="T36">updateCategory</text:span><text:span text:style-name="T33">. Parameters:</text:span></text:p>
              <text:list>
                <text:list-item>
                  <text:p text:style-name="P127"><text:span text:style-name="T33">c</text:span><text:span text:style-name="T32">ategory_id INT</text:span></text:p>
                </text:list-item>
              </text:list>
            </text:list-item>
          </text:list>
        </text:list-item>
      </text:list>
      <text:list xml:id="list3221702176" text:style-name="L58">
        <text:list-item>
          <text:list>
            <text:list-item>
              <text:list>
                <text:list-item>
                  <text:p text:style-name="P52">category_name TXT <text:span text:style-name="T64">(max</text:span><text:span text:style-name="T65">50</text:span><text:span text:style-name="T64">char)</text:span></text:p>
                </text:list-item>
              </text:list>
            </text:list-item>
          </text:list>
        </text:list-item>
      </text:list>
      <text:list xml:id="list224588326" text:style-name="L67">
        <text:list-item>
          <text:list>
            <text:list-item>
              <text:list>
                <text:list-item>
                  <text:p text:style-name="P51">super_category_id INT <text:s/><text:span text:style-name="T67">optional</text:span>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29"><text:span text:style-name="T60">token</text:span><text:span text:style-name="T57"> TXT </text:span><text:span text:style-name="T60">(admin token)</text:span></text:p>
                </text:list-item>
              </text:list>
              <text:p text:style-name="P94"><text:span text:style-name="T27">answer example:</text:span></text:p>
              <text:p text:style-name="P95"><text:span text:style-name="T27">{"category_id":201,"category_name":"dim","sub_categories":[</text:span><text:span text:style-name="T29">11,17</text:span><text:span text:style-name="T27">]}</text:span></text:p>
            </text:list-item>
          </text:list>
        </text:list-item>
      </text:list>
      <text:list xml:id="list21504781420887" text:continue-list="list21504588586566" text:style-name="L1">
        <text:list-item>
          <text:list>
            <text:list-item>
              <text:p text:style-name="P120"><text:span text:style-name="T36">deleteCategory</text:span><text:span text:style-name="T33">. Parameters:</text:span></text:p>
              <text:list>
                <text:list-item>
                  <text:p text:style-name="P127"><text:span text:style-name="T33">c</text:span><text:span text:style-name="T32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30"><text:span text:style-name="T60">token</text:span><text:span text:style-name="T57"> TXT </text:span><text:span text:style-name="T60">(admin token)</text:span></text:p>
                </text:list-item>
              </text:list>
              <text:p text:style-name="P96"><text:span text:style-name="T27">answer example:</text:span></text:p>
              <text:p text:style-name="P97"><text:span text:style-name="T28">{"ok":true}</text:span></text:p>
            </text:list-item>
          </text:list>
        </text:list-item>
      </text:list>
      <text:list xml:id="list21505012894739" text:continue-list="list21504781420887" text:style-name="L1">
        <text:list-item>
          <text:list>
            <text:list-item>
              <text:p text:style-name="P119"><text:span text:style-name="T36">createTag</text:span><text:span text:style-name="T33">. Parameters:</text:span></text:p>
            </text:list-item>
          </text:list>
        </text:list-item>
      </text:list>
      <text:list xml:id="list3837063774" text:style-name="L59">
        <text:list-item>
          <text:list>
            <text:list-item>
              <text:list>
                <text:list-item>
                  <text:p text:style-name="P129"><text:soft-page-break/><text:span text:style-name="T33">t</text:span><text:span text:style-name="T32">ag_name TXT </text:span><text:span text:style-name="T52">(max</text:span><text:span text:style-name="T53">50</text:span><text:span text:style-name="T52">char)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31"><text:span text:style-name="T60">token</text:span><text:span text:style-name="T57"> TXT </text:span><text:span text:style-name="T60">(admin token)</text:span></text:p>
                </text:list-item>
              </text:list>
              <text:p text:style-name="P98"><text:span text:style-name="T27">answer example:</text:span></text:p>
              <text:p text:style-name="P98"><text:span text:style-name="T27">{"tag_id":151,"tag_name":"snow"}</text:span></text:p>
            </text:list-item>
          </text:list>
        </text:list-item>
      </text:list>
      <text:list xml:id="list21505567031762" text:continue-list="list21505012894739" text:style-name="L1">
        <text:list-item>
          <text:list>
            <text:list-item>
              <text:p text:style-name="P8"><text:span text:style-name="T36">updateTag</text:span><text:span text:style-name="T33">. Parameters:</text:span></text:p>
              <text:list>
                <text:list-item>
                  <text:p text:style-name="P127"><text:span text:style-name="T33">t</text:span><text:span text:style-name="T32">ag_id INT</text:span></text:p>
                </text:list-item>
              </text:list>
            </text:list-item>
          </text:list>
        </text:list-item>
      </text:list>
      <text:list xml:id="list2485980013" text:style-name="L60">
        <text:list-item>
          <text:list>
            <text:list-item>
              <text:list>
                <text:list-item>
                  <text:p text:style-name="P53">tag_name TXT <text:span text:style-name="T64">(max</text:span><text:span text:style-name="T65">50</text:span><text:span text:style-name="T64">char)</text:span>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32"><text:span text:style-name="T60">token</text:span><text:span text:style-name="T57"> TXT </text:span><text:span text:style-name="T60">(admin token)</text:span></text:p>
                </text:list-item>
              </text:list>
              <text:p text:style-name="P99"><text:span text:style-name="T27">answer example:</text:span></text:p>
              <text:p text:style-name="P100"><text:span text:style-name="T27">{"tag_id":151,"tag_name":"snow"}</text:span></text:p>
            </text:list-item>
          </text:list>
        </text:list-item>
      </text:list>
      <text:list xml:id="list21503939361613" text:continue-list="list21505567031762" text:style-name="L1">
        <text:list-item>
          <text:list>
            <text:list-item>
              <text:p text:style-name="P120"><text:span text:style-name="T33">delete</text:span><text:span text:style-name="T36">Tag</text:span><text:span text:style-name="T33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128"><text:span text:style-name="T33">t</text:span><text:span text:style-name="T32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3"><text:span text:style-name="T60">token</text:span><text:span text:style-name="T57"> TXT </text:span><text:span text:style-name="T60">(admin token)</text:span></text:p>
                </text:list-item>
              </text:list>
              <text:p text:style-name="P101"><text:span text:style-name="T27">answer example:</text:span></text:p>
              <text:p text:style-name="P101"><text:span text:style-name="T28">{"ok":true}</text:span></text:p>
            </text:list-item>
          </text:list>
        </text:list-item>
      </text:list>
      <text:p text:style-name="P35"/>
      <text:list xml:id="list21504275191508" text:continue-list="list21503939361613" text:style-name="L1">
        <text:list-item>
          <text:p text:style-name="P22">Query string <text:span text:style-name="T57">methods </text:span><text:span text:style-name="T63">with USER/ADMIN token authentification:</text:span></text:p>
          <text:list>
            <text:list-item>
              <text:p text:style-name="P12"><text:span text:style-name="T39">createPostsDraft</text:span><text:span text:style-name="T33">. </text:span></text:p>
              <text:p text:style-name="P12"><text:span text:style-name="T48">User should be post author.</text:span></text:p>
              <text:p text:style-name="P10"><text:span text:style-name="T33">Parameters:</text:span></text:p>
              <text:list>
                <text:list-item>
                  <text:p text:style-name="P130"><text:span text:style-name="T33">p</text:span><text:span text:style-name="T32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58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  <text:p text:style-name="P102"><text:span text:style-name="T27">answer example:</text:span></text:p>
              <text:p text:style-name="P151"><text:span text:style-name="T10">{"draft_id":155,"post_id":20,"author":{"author_id":27,"author_info":"</text:span><text:span text:style-name="T12">info</text:span><text:span text:style-name="T10">","user_id":27},"draft_name":"a</text:span><text:span text:style-name="T12">name</text:span><text:span text:style-name="T10">","draft_category":{"category_id":50,"category_name":"enim","sub_categories":[65,93],"super_category":{"category_id":3,"category_name":"quisque","sub_categories":[33,50,60]}}},"draft_text":"i</text:span><text:span text:style-name="T12">text</text:span><text:span text:style-name="T10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</text:list>
        </text:list-item>
      </text:list>
      <text:list xml:id="list21504174539085" text:continue-list="list21504275191508" text:style-name="L1">
        <text:list-item>
          <text:list>
            <text:list-item>
              <text:p text:style-name="P12"><text:span text:style-name="T39">getDraft</text:span><text:span text:style-name="T33">. </text:span></text:p>
              <text:p text:style-name="P12"><text:span text:style-name="T48">User should be draft author.</text:span></text:p>
              <text:p text:style-name="P10"><text:span text:style-name="T33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55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59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  <text:p text:style-name="P103"><text:span text:style-name="T27">answer example:</text:span></text:p>
              <text:p text:style-name="P104"><text:span text:style-name="T28">{"draft_id":155,"post_id":20,"author":{"author_id":27,"author_info":"</text:span><text:span text:style-name="T30">info</text:span><text:span text:style-name="T28">","user_id":27},"draft_name":"a</text:span><text:span text:style-name="T30">name</text:span><text:span text:style-name="T28">","draft_category":{"category_id":50,"category_name":"enim","sub_categories":[65,93],"super_category":{"category_id":3,"category_name":"quisque","sub_categories":[33,50,60]}}},"draft_text":"i</text:span><text:span text:style-name="T30">text</text:span><text:span text:style-name="T28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</text:list>
        </text:list-item>
      </text:list>
      <text:list xml:id="list21504832151016" text:continue-list="list21504174539085" text:style-name="L1">
        <text:list-item>
          <text:list>
            <text:list-item>
              <text:p text:style-name="P12"><text:span text:style-name="T39">getDrafts</text:span><text:span text:style-name="T33">. </text:span></text:p>
              <text:p text:style-name="P12"><text:span text:style-name="T48">User </text:span><text:span text:style-name="T49">should be author,</text:span><text:span text:style-name="T51"> gets only his drafts</text:span><text:span text:style-name="T48">.</text:span></text:p>
              <text:p text:style-name="P122"><text:span text:style-name="T33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56"><text:soft-page-break/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60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  <text:p text:style-name="P105"><text:span text:style-name="T27">answer example:</text:span></text:p>
              <text:p text:style-name="P152"><text:span text:style-name="T10">{"page":2,"drafts":[{"draft_id":136,"post_id":"NULL","author":{"author_id":27,"author_info":"</text:span><text:span text:style-name="T13">info</text:span><text:span text:style-name="T10">","user_id":27},"draft_name":"c</text:span><text:span text:style-name="T13">name</text:span><text:span text:style-name="T10">","draft_category":{"category_id":17,"category_name":"varius","sub_categories":[42,51]}}}},"draft_text":"lorem quisque","draft_main_pic_id":66,"draft_main_pic_url":"http://localhost:3000/picture/66","draft_pics":[{"pic_id":152,"pic_url":"http://localhost:3000/picture/152"},{"pic_id":245,"pic_url":"http://localhost:3000/picture/245"}],"draft_tags":[{"tag_id":13,"tag_name":"faucibus"},{"tag_id":50,"tag_name":"vitae"}]},{"draft_id":52,"post_id":"NULL","author":{"author_id":27,"author_info":"</text:span><text:span text:style-name="T13">info</text:span><text:span text:style-name="T10">","user_id":27},"draft_name":"id lobortis","draft_category":{"category_id":29,"category_name":"sollicitudin","sub_categories":[62],"super_category":{"category_id":11,"category_name":"id","sub_categories":[27,29,36,38,47]}}}}},"draft_text":"</text:span><text:span text:style-name="T13">text</text:span><text:span text:style-name="T10">","draft_main_pic_id":202,"draft_main_pic_url":"http://localhost:3000/picture/202","draft_pics":[{"pic_id":500,"pic_url":"http://localhost:3000/picture/500"}],"draft_tags":[{"tag_id":20,"tag_name":"mauris"},{"tag_id":100,"tag_name":"ac"}]}</text:span></text:p>
            </text:list-item>
          </text:list>
        </text:list-item>
      </text:list>
      <text:list xml:id="list21504914437670" text:continue-list="list21504832151016" text:style-name="L1">
        <text:list-item>
          <text:list>
            <text:list-item>
              <text:p text:style-name="P12"><text:span text:style-name="T33">delete</text:span><text:span text:style-name="T40">Draft</text:span><text:span text:style-name="T33">. </text:span></text:p>
              <text:p text:style-name="P12"><text:span text:style-name="T48">User should be draft author.</text:span></text:p>
              <text:p text:style-name="P11"><text:span text:style-name="T33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57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61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  <text:p text:style-name="P106"><text:span text:style-name="T27">answer example:</text:span></text:p>
              <text:p text:style-name="P106"><text:span text:style-name="T28">{"ok":true}</text:span></text:p>
            </text:list-item>
          </text:list>
        </text:list-item>
      </text:list>
      <text:list xml:id="list21504682209183" text:continue-list="list21504914437670" text:style-name="L1">
        <text:list-item>
          <text:list>
            <text:list-item>
              <text:p text:style-name="P12"><text:span text:style-name="T40">publishDraft</text:span><text:span text:style-name="T33">. </text:span></text:p>
              <text:p text:style-name="P12"><text:span text:style-name="T48">User should be draft author.</text:span></text:p>
              <text:p text:style-name="P11"><text:span text:style-name="T33">Parameters:</text:span></text:p>
              <text:list>
                <text:list-item>
                  <text:p text:style-name="P54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62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  <text:p text:style-name="P107"><text:span text:style-name="T27">answer example:</text:span></text:p>
              <text:p text:style-name="P108"><text:span text:style-name="T27">{"post_id":7,"author":{"author_id":2,"author_info":"</text:span><text:span text:style-name="T26">info</text:span><text:span text:style-name="T27">","user_id":2},"post_name":"</text:span><text:span text:style-name="T26">name</text:span><text:span text:style-name="T27">","post_create_date":"2018-06-26","post_category":{"category_id":16,"category_name":"odio","sub_categories":[25,26]},"post_text":"</text:span><text:span text:style-name="T26">text</text:span><text:span text:style-name="T27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</text:list>
        </text:list-item>
      </text:list>
      <text:list xml:id="list21505593755220" text:continue-list="list21504682209183" text:style-name="L1">
        <text:list-item>
          <text:list>
            <text:list-item>
              <text:p text:style-name="P122"><text:span text:style-name="T43">createComment</text:span><text:span text:style-name="T33">. Parameters:</text:span></text:p>
              <text:list>
                <text:list-item>
                  <text:p text:style-name="P132"><text:span text:style-name="T33">p</text:span><text:span text:style-name="T32">ost_id INT</text:span></text:p>
                </text:list-item>
              </text:list>
            </text:list-item>
          </text:list>
        </text:list-item>
      </text:list>
      <text:list xml:id="list4015425669" text:style-name="L61">
        <text:list-item>
          <text:list>
            <text:list-item>
              <text:list>
                <text:list-item>
                  <text:p text:style-name="P70">comment_text TXT <text:span text:style-name="T64">(max</text:span><text:span text:style-name="T65">1000</text:span><text:span text:style-name="T64">char)</text:span>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63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  <text:p text:style-name="P109"><text:span text:style-name="T27">answer example:</text:span></text:p>
              <text:p text:style-name="P110"><text:span text:style-name="T27">{"comment_id":1001,"comment_text":"cool","post_id":16,"user_id":27}</text:span></text:p>
            </text:list-item>
          </text:list>
        </text:list-item>
      </text:list>
      <text:list xml:id="list21505414264671" text:continue-list="list21505593755220" text:style-name="L1">
        <text:list-item>
          <text:list>
            <text:list-item>
              <text:p text:style-name="P12"><text:span text:style-name="T43">updateComment</text:span><text:span text:style-name="T33">. </text:span></text:p>
              <text:p text:style-name="P12"><text:span text:style-name="T48">User should be </text:span><text:span text:style-name="T49">comment</text:span><text:span text:style-name="T48"> author.</text:span></text:p>
              <text:p text:style-name="P122"><text:span text:style-name="T33">Parameters:</text:span></text:p>
              <text:list>
                <text:list-item>
                  <text:p text:style-name="P67">comment_id INT</text:p>
                </text:list-item>
              </text:list>
            </text:list-item>
          </text:list>
        </text:list-item>
      </text:list>
      <text:list xml:id="list1621431051" text:style-name="L62">
        <text:list-item>
          <text:list>
            <text:list-item>
              <text:list>
                <text:list-item>
                  <text:p text:style-name="P71"><text:soft-page-break/>comment_text TXT<text:span text:style-name="T64">(max</text:span><text:span text:style-name="T65">1000</text:span><text:span text:style-name="T64">char)</text:span>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64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  <text:p text:style-name="P111"><text:span text:style-name="T27">answer example:</text:span></text:p>
              <text:p text:style-name="P112"><text:span text:style-name="T27">{"comment_id":1001,"comment_text":"cool","post_id":16,"user_id":27}</text:span></text:p>
            </text:list-item>
          </text:list>
        </text:list-item>
      </text:list>
      <text:list xml:id="list21503846981192" text:continue-list="list21505414264671" text:style-name="L1">
        <text:list-item>
          <text:list>
            <text:list-item>
              <text:p text:style-name="P123"><text:span text:style-name="T44">delete</text:span><text:span text:style-name="T43">Comment</text:span><text:span text:style-name="T33">. </text:span></text:p>
              <text:p text:style-name="P123"><text:span text:style-name="T48">User should be </text:span><text:span text:style-name="T49">admin </text:span><text:span text:style-name="T56">or</text:span><text:span text:style-name="T49"> comment</text:span><text:span text:style-name="T48">/</text:span><text:span text:style-name="T49">post </text:span><text:span text:style-name="T48">author.</text:span></text:p>
              <text:p text:style-name="P123"><text:span text:style-name="T33">Parameters:</text:span></text:p>
              <text:list>
                <text:list-item>
                  <text:p text:style-name="P68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131"><text:span text:style-name="T45">token</text:span><text:span text:style-name="T34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13"><text:span text:style-name="T27">answer example:</text:span></text:p>
              <text:p text:style-name="P113"><text:span text:style-name="T28">{"ok":true}</text:span></text:p>
            </text:list-item>
          </text:list>
        </text:list-item>
      </text:list>
      <text:p text:style-name="P3"/>
      <text:list xml:id="list21505113100720" text:continue-list="list21503846981192" text:style-name="L1">
        <text:list-item>
          <text:p text:style-name="P140"><text:span text:style-name="T33">J</text:span><text:span text:style-name="T32">son body methods. </text:span><text:span text:style-name="T49">Needs </text:span><text:span text:style-name="T48">USER/ADMIN token authentification</text:span><text:span text:style-name="T32">:</text:span></text:p>
          <text:list>
            <text:list-item>
              <text:p text:style-name="P141"><text:span text:style-name="T32">createNewDraft. <text:s/></text:span></text:p>
              <text:p text:style-name="P141"><text:span text:style-name="T49">User should be author.</text:span></text:p>
              <text:p text:style-name="P140"><text:span text:style-name="T33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65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</text:list-item>
          </text:list>
        </text:list-item>
      </text:list>
      <text:list xml:id="list2894567266" text:style-name="L63">
        <text:list-item>
          <text:list>
            <text:list-item>
              <text:list>
                <text:list-item>
                  <text:p text:style-name="P77">draft_name TXT <text:span text:style-name="T64">(max</text:span><text:span text:style-name="T66">5</text:span><text:span text:style-name="T65">0</text:span><text:span text:style-name="T64">char)</text:span></text:p>
                </text:list-item>
              </text:list>
            </text:list-item>
          </text:list>
        </text:list-item>
      </text:list>
      <text:list xml:id="list21505554705510" text:continue-list="list21505113100720" text:style-name="L1">
        <text:list-item>
          <text:list>
            <text:list-item>
              <text:list>
                <text:list-item>
                  <text:p text:style-name="P74">draft_category_id INT</text:p>
                </text:list-item>
              </text:list>
            </text:list-item>
          </text:list>
        </text:list-item>
      </text:list>
      <text:list xml:id="list990932666" text:style-name="L64">
        <text:list-item>
          <text:list>
            <text:list-item>
              <text:list>
                <text:list-item>
                  <text:p text:style-name="P78">draft_text TXT <text:span text:style-name="T64">(max</text:span><text:span text:style-name="T65">10000</text:span><text:span text:style-name="T64">char)</text:span></text:p>
                </text:list-item>
              </text:list>
            </text:list-item>
          </text:list>
        </text:list-item>
      </text:list>
      <text:list xml:id="list21504833498919" text:continue-list="list21505554705510" text:style-name="L1">
        <text:list-item>
          <text:list>
            <text:list-item>
              <text:list>
                <text:list-item>
                  <text:p text:style-name="P9"><text:span text:style-name="T38">draft_main_pic_</text:span><text:span text:style-name="T46">id INT</text:span></text:p>
                </text:list-item>
                <text:list-item>
                  <text:p text:style-name="P139"><text:span text:style-name="T32">draft_tags_ids </text:span><text:span text:style-name="T46">INT </text:span><text:span text:style-name="T37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142"><text:span text:style-name="T32">draft_</text:span><text:span text:style-name="T46">pic</text:span><text:span text:style-name="T32">s_ids </text:span><text:span text:style-name="T41"><text:s/></text:span><text:span text:style-name="T46">INT </text:span><text:span text:style-name="T37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143"><text:span text:style-name="T59">example: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T68">{ "token": "abc",</text:span></text:p>
      <text:p text:style-name="P144"><text:s text:c="4"/>"draft_name": "rock",</text:p>
      <text:p text:style-name="P144"><text:s text:c="4"/>"draft_category_id": 3,</text:p>
      <text:p text:style-name="P144"><text:s text:c="4"/>"draft_text": "heyhey",</text:p>
      <text:p text:style-name="P144"><text:s text:c="4"/>"draft_main_pic_id": 501,</text:p>
      <text:p text:style-name="P144"><text:s text:c="4"/>"draft_tags_ids" : [ 1, 2, 4 ],</text:p>
      <text:p text:style-name="P144"><text:s text:c="4"/>"draft_pics_ids": [ 5,4,3]}</text:p>
      <text:list xml:id="list21505196372632" text:continue-list="list2377728025" text:style-name="L44">
        <text:list-item>
          <text:list>
            <text:list-header>
              <text:p text:style-name="P114"><text:span text:style-name="T27">answer example:</text:span></text:p>
              <text:p text:style-name="P150"><text:span text:style-name="T10">{"draft_id":152,"post_id":"NULL","author":{"author_id":27,"author_info":"</text:span><text:span text:style-name="T11">info</text:span><text:span text:style-name="T10">,"user_id":27},"draft_name":"rock","draft_category":{"category_id":3,"category_name":"quisque","sub_categories":[33,50,60]},"draft_text":"</text:span><text:span text:style-name="T11">text</text:span><text:span text:style-name="T10">","draft_main_pic_id":420,"draft_main_pic_url":"http://localhost:3000/picture/420","draft_pics":[{"pic_id":5,"pic_url":"http://localhost:3000/picture/5"},{"pic_id":42,"pic_url":"http://localhost:3000/picture/42"}],"draft_tags":[{"tag_id":1,"tag_name":"interdum"},{"tag_id":27,"tag_name":"eu"}]}</text:span></text:p>
            </text:list-header>
          </text:list>
        </text:list-item>
      </text:list>
      <text:list xml:id="list21504620828715" text:continue-list="list4071255903" text:style-name="L19">
        <text:list-item>
          <text:list>
            <text:list-item>
              <text:p text:style-name="P135">updateDraft/<text:span text:style-name="T33">INT(</text:span><text:span text:style-name="T43">draft</text:span><text:span text:style-name="T33">_id)</text:span><text:span text:style-name="T38">. </text:span></text:p>
              <text:p text:style-name="P72"><text:span text:style-name="T16">example : «</text:span><text:a xlink:type="simple" xlink:href="http://localhost:3000/updateDraft/241" text:style-name="Internet_20_link" text:visited-style-name="Visited_20_Internet_20_Link"><text:span text:style-name="T16">http://localhost:3000/</text:span></text:a><text:a xlink:type="simple" xlink:href="http://localhost:3000/updateDraft/241" text:style-name="Internet_20_link" text:visited-style-name="Visited_20_Internet_20_Link"><text:span text:style-name="T21">updateDraft</text:span></text:a><text:a xlink:type="simple" xlink:href="http://localhost:3000/updateDraft/241" text:style-name="Internet_20_link" text:visited-style-name="Visited_20_Internet_20_Link"><text:span text:style-name="T16">/</text:span></text:a><text:a xlink:type="simple" xlink:href="http://localhost:3000/updateDraft/241" text:style-name="Internet_20_link" text:visited-style-name="Visited_20_Internet_20_Link"><text:span text:style-name="T19">24</text:span></text:a><text:a xlink:type="simple" xlink:href="http://localhost:3000/updateDraft/241" text:style-name="Internet_20_link" text:visited-style-name="Visited_20_Internet_20_Link"><text:span text:style-name="T16">1</text:span></text:a><text:span text:style-name="T20">»</text:span></text:p>
              <text:p text:style-name="P76"><text:span text:style-name="T23">User should be </text:span><text:span text:style-name="T24">draft </text:span><text:span text:style-name="T23">author.</text:span></text:p>
              <text:p text:style-name="P23"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66"><text:span text:style-name="T60">token</text:span><text:span text:style-name="T57"> TXT </text:span><text:span text:style-name="T60">(</text:span><text:span text:style-name="T62">user/</text:span><text:span text:style-name="T60">admin token)</text:span></text:p>
                </text:list-item>
              </text:list>
            </text:list-item>
          </text:list>
        </text:list-item>
      </text:list>
      <text:list xml:id="list836501087" text:style-name="L65">
        <text:list-item>
          <text:list>
            <text:list-item>
              <text:list>
                <text:list-item>
                  <text:p text:style-name="P79">draft_name TXT <text:span text:style-name="T64">(max</text:span><text:span text:style-name="T66">5</text:span><text:span text:style-name="T65">0</text:span><text:span text:style-name="T64">char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75">draft_category_id INT</text:p>
                </text:list-item>
              </text:list>
            </text:list-item>
          </text:list>
        </text:list-item>
      </text:list>
      <text:list xml:id="list2827612623" text:style-name="L66">
        <text:list-item>
          <text:list>
            <text:list-item>
              <text:list>
                <text:list-item>
                  <text:p text:style-name="P80">draft_text TXT <text:span text:style-name="T64">(max</text:span><text:span text:style-name="T66">1000</text:span><text:span text:style-name="T65">0</text:span><text:span text:style-name="T64">char)</text:span></text:p>
                </text:list-item>
              </text:list>
            </text:list-item>
          </text:list>
        </text:list-item>
      </text:list>
      <text:list xml:id="list21504865953595" text:continue-list="list137753869" text:style-name="L21">
        <text:list-item>
          <text:list>
            <text:list-item>
              <text:list>
                <text:list-item>
                  <text:p text:style-name="P75">draft_main_pic_<text:span text:style-name="T61">id</text:span> <text:span text:style-name="T61">INT</text:span></text:p>
                </text:list-item>
                <text:list-item>
                  <text:p text:style-name="P145"><text:span text:style-name="T38">draft_tags_ids </text:span><text:span text:style-name="T47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146"><text:span text:style-name="T38">draft_</text:span><text:span text:style-name="T47">pic</text:span><text:span text:style-name="T38">s_ids </text:span><text:span text:style-name="T47">INT ARRAY</text:span></text:p>
                </text:list-item>
              </text:list>
            </text:list-item>
          </text:list>
        </text:list-item>
      </text:list>
      <text:list xml:id="list21504760332868" text:continue-list="list21504620828715" text:style-name="L19">
        <text:list-item>
          <text:list>
            <text:list-header>
              <text:p text:style-name="P24"/>
            </text:list-header>
          </text:list>
        </text:list-item>
      </text:list>
      <text:p text:style-name="P81"/>
      <text:p text:style-name="P2"><text:soft-page-break/></text:p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8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3T02:15:03.574614859</dc:date>
    <meta:editing-duration>P1DT56M32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7" meta:paragraph-count="228" meta:word-count="706" meta:character-count="11134" meta:non-whitespace-character-count="10713"/>
  </office:meta>
</office:document-meta>
</file>